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style:font-name="Arial"/>
    </style:style>
    <style:style style:name="ce3" style:family="table-cell" style:parent-style-name="Default" style:data-style-name="N3">
      <style:table-cell-properties fo:border="0.06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Ordenação Inicial</text:p>
          </table:table-cell>
          <table:table-cell table:style-name="ce1" office:value-type="string" calcext:value-type="string">
            <text:p>Nº de Elementos</text:p>
          </table:table-cell>
          <table:table-cell table:style-name="ce1" office:value-type="string" calcext:value-type="string">
            <text:p>Comparações</text:p>
          </table:table-cell>
          <table:table-cell table:style-name="ce1" office:value-type="string" calcext:value-type="string">
            <text:p>Movimentações</text:p>
          </table:table-cell>
          <table:table-cell table:style-name="ce1" office:value-type="string" calcext:value-type="string">
            <text:p>Tempo (μs)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15" calcext:value-type="float">
            <text:p>750.015</text:p>
          </table:table-cell>
          <table:table-cell office:value-type="float" office:value="98301" calcext:value-type="float">
            <text:p>98.301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16" calcext:value-type="float">
            <text:p>1.600.016</text:p>
          </table:table-cell>
          <table:table-cell office:value-type="float" office:value="196605" calcext:value-type="float">
            <text:p>196.605</text:p>
          </table:table-cell>
          <table:table-cell office:value-type="float" office:value="1544" calcext:value-type="float">
            <text:p>1.54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03" calcext:value-type="float">
            <text:p>2.456.803</text:p>
          </table:table-cell>
          <table:table-cell office:value-type="float" office:value="253392" calcext:value-type="float">
            <text:p>253.392</text:p>
          </table:table-cell>
          <table:table-cell office:value-type="float" office:value="2182" calcext:value-type="float">
            <text:p>2.182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17" calcext:value-type="float">
            <text:p>3.40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3074" calcext:value-type="float">
            <text:p>3.07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17" calcext:value-type="float">
            <text:p>4.25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3677" calcext:value-type="float">
            <text:p>3.677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588" calcext:value-type="float">
            <text:p>5.213.588</text:p>
          </table:table-cell>
          <table:table-cell office:value-type="float" office:value="506784" calcext:value-type="float">
            <text:p>506.784</text:p>
          </table:table-cell>
          <table:table-cell office:value-type="float" office:value="4586" calcext:value-type="float">
            <text:p>4.586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588" calcext:value-type="float">
            <text:p>6.213.588</text:p>
          </table:table-cell>
          <table:table-cell office:value-type="float" office:value="656783" calcext:value-type="float">
            <text:p>656.783</text:p>
          </table:table-cell>
          <table:table-cell office:value-type="float" office:value="5515" calcext:value-type="float">
            <text:p>5.515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18" calcext:value-type="float">
            <text:p>7.2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6451" calcext:value-type="float">
            <text:p>6.451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18" calcext:value-type="float">
            <text:p>8.1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7004" calcext:value-type="float">
            <text:p>7.00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18" calcext:value-type="float">
            <text:p>9.0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7629" calcext:value-type="float">
            <text:p>7.629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28" calcext:value-type="float">
            <text:p>750.028</text:p>
          </table:table-cell>
          <table:table-cell office:value-type="float" office:value="173297" calcext:value-type="float">
            <text:p>173.297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30" calcext:value-type="float">
            <text:p>1.600.030</text:p>
          </table:table-cell>
          <table:table-cell office:value-type="float" office:value="346601" calcext:value-type="float">
            <text:p>346.601</text:p>
          </table:table-cell>
          <table:table-cell office:value-type="float" office:value="1493" calcext:value-type="float">
            <text:p>1.493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20" calcext:value-type="float">
            <text:p>2.456.820</text:p>
          </table:table-cell>
          <table:table-cell office:value-type="float" office:value="478391" calcext:value-type="float">
            <text:p>478.391</text:p>
          </table:table-cell>
          <table:table-cell office:value-type="float" office:value="2244" calcext:value-type="float">
            <text:p>2.24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32" calcext:value-type="float">
            <text:p>3.400.032</text:p>
          </table:table-cell>
          <table:table-cell office:value-type="float" office:value="693210" calcext:value-type="float">
            <text:p>693.210</text:p>
          </table:table-cell>
          <table:table-cell office:value-type="float" office:value="3124" calcext:value-type="float">
            <text:p>3.12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32" calcext:value-type="float">
            <text:p>4.250.032</text:p>
          </table:table-cell>
          <table:table-cell office:value-type="float" office:value="768210" calcext:value-type="float">
            <text:p>768.210</text:p>
          </table:table-cell>
          <table:table-cell office:value-type="float" office:value="3732" calcext:value-type="float">
            <text:p>3.732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606" calcext:value-type="float">
            <text:p>5.213.606</text:p>
          </table:table-cell>
          <table:table-cell office:value-type="float" office:value="956783" calcext:value-type="float">
            <text:p>956.783</text:p>
          </table:table-cell>
          <table:table-cell office:value-type="float" office:value="4648" calcext:value-type="float">
            <text:p>4.648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606" calcext:value-type="float">
            <text:p>6.213.606</text:p>
          </table:table-cell>
          <table:table-cell office:value-type="float" office:value="1181783" calcext:value-type="float">
            <text:p>1.181.783</text:p>
          </table:table-cell>
          <table:table-cell office:value-type="float" office:value="5584" calcext:value-type="float">
            <text:p>5.584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34" calcext:value-type="float">
            <text:p>7.200.034</text:p>
          </table:table-cell>
          <table:table-cell office:value-type="float" office:value="1386426" calcext:value-type="float">
            <text:p>1.386.426</text:p>
          </table:table-cell>
          <table:table-cell office:value-type="float" office:value="6517" calcext:value-type="float">
            <text:p>6.517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34" calcext:value-type="float">
            <text:p>8.100.034</text:p>
          </table:table-cell>
          <table:table-cell office:value-type="float" office:value="1461426" calcext:value-type="float">
            <text:p>1.461.426</text:p>
          </table:table-cell>
          <table:table-cell office:value-type="float" office:value="7123" calcext:value-type="float">
            <text:p>7.123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34" calcext:value-type="float">
            <text:p>9.000.034</text:p>
          </table:table-cell>
          <table:table-cell office:value-type="float" office:value="1536426" calcext:value-type="float">
            <text:p>1.536.426</text:p>
          </table:table-cell>
          <table:table-cell office:value-type="float" office:value="7795" calcext:value-type="float">
            <text:p>7.795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1048084" calcext:value-type="float">
            <text:p>1.048.084</text:p>
          </table:table-cell>
          <table:table-cell office:value-type="float" office:value="598874" calcext:value-type="float">
            <text:p>598.874</text:p>
          </table:table-cell>
          <table:table-cell office:value-type="float" office:value="3709" calcext:value-type="float">
            <text:p>3.709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2210582" calcext:value-type="float">
            <text:p>2.210.582</text:p>
          </table:table-cell>
          <table:table-cell office:value-type="float" office:value="1266518" calcext:value-type="float">
            <text:p>1.266.518</text:p>
          </table:table-cell>
          <table:table-cell office:value-type="float" office:value="7747" calcext:value-type="float">
            <text:p>7.747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443453" calcext:value-type="float">
            <text:p>3.443.453</text:p>
          </table:table-cell>
          <table:table-cell office:value-type="float" office:value="1961686" calcext:value-type="float">
            <text:p>1.961.686</text:p>
          </table:table-cell>
          <table:table-cell office:value-type="float" office:value="12002" calcext:value-type="float">
            <text:p>12.002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4787744" calcext:value-type="float">
            <text:p>4.787.744</text:p>
          </table:table-cell>
          <table:table-cell office:value-type="float" office:value="2664807" calcext:value-type="float">
            <text:p>2.664.807</text:p>
          </table:table-cell>
          <table:table-cell office:value-type="float" office:value="16302" calcext:value-type="float">
            <text:p>16.302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5956552" calcext:value-type="float">
            <text:p>5.956.552</text:p>
          </table:table-cell>
          <table:table-cell office:value-type="float" office:value="3400461" calcext:value-type="float">
            <text:p>3.400.461</text:p>
          </table:table-cell>
          <table:table-cell office:value-type="float" office:value="20730" calcext:value-type="float">
            <text:p>20.730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7308915" calcext:value-type="float">
            <text:p>7.308.915</text:p>
          </table:table-cell>
          <table:table-cell office:value-type="float" office:value="4129633" calcext:value-type="float">
            <text:p>4.129.633</text:p>
          </table:table-cell>
          <table:table-cell office:value-type="float" office:value="25639" calcext:value-type="float">
            <text:p>25.639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8683891" calcext:value-type="float">
            <text:p>8.683.891</text:p>
          </table:table-cell>
          <table:table-cell office:value-type="float" office:value="4870717" calcext:value-type="float">
            <text:p>4.870.717</text:p>
          </table:table-cell>
          <table:table-cell office:value-type="float" office:value="29705" calcext:value-type="float">
            <text:p>29.705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9994370" calcext:value-type="float">
            <text:p>9.994.370</text:p>
          </table:table-cell>
          <table:table-cell office:value-type="float" office:value="5620095" calcext:value-type="float">
            <text:p>5.620.095</text:p>
          </table:table-cell>
          <table:table-cell office:value-type="float" office:value="34113" calcext:value-type="float">
            <text:p>34.113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1263508" calcext:value-type="float">
            <text:p>11.263.508</text:p>
          </table:table-cell>
          <table:table-cell office:value-type="float" office:value="6384275" calcext:value-type="float">
            <text:p>6.384.275</text:p>
          </table:table-cell>
          <table:table-cell office:value-type="float" office:value="38720" calcext:value-type="float">
            <text:p>38.720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2753914" calcext:value-type="float">
            <text:p>12.753.914</text:p>
          </table:table-cell>
          <table:table-cell office:value-type="float" office:value="7127979" calcext:value-type="float">
            <text:p>7.127.979</text:p>
          </table:table-cell>
          <table:table-cell office:value-type="float" office:value="43228" calcext:value-type="float">
            <text:p>43.228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15" calcext:value-type="float">
            <text:p>750.015</text:p>
          </table:table-cell>
          <table:table-cell office:value-type="float" office:value="98301" calcext:value-type="float">
            <text:p>98.301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16" calcext:value-type="float">
            <text:p>1.600.016</text:p>
          </table:table-cell>
          <table:table-cell office:value-type="float" office:value="196605" calcext:value-type="float">
            <text:p>196.605</text:p>
          </table:table-cell>
          <table:table-cell office:value-type="float" office:value="1466" calcext:value-type="float">
            <text:p>1.466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03" calcext:value-type="float">
            <text:p>2.456.803</text:p>
          </table:table-cell>
          <table:table-cell office:value-type="float" office:value="253392" calcext:value-type="float">
            <text:p>253.392</text:p>
          </table:table-cell>
          <table:table-cell office:value-type="float" office:value="2199" calcext:value-type="float">
            <text:p>2.19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17" calcext:value-type="float">
            <text:p>3.40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3097" calcext:value-type="float">
            <text:p>3.097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17" calcext:value-type="float">
            <text:p>4.25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3675" calcext:value-type="float">
            <text:p>3.675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588" calcext:value-type="float">
            <text:p>5.213.588</text:p>
          </table:table-cell>
          <table:table-cell office:value-type="float" office:value="506784" calcext:value-type="float">
            <text:p>506.784</text:p>
          </table:table-cell>
          <table:table-cell office:value-type="float" office:value="4790" calcext:value-type="float">
            <text:p>4.790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588" calcext:value-type="float">
            <text:p>6.213.588</text:p>
          </table:table-cell>
          <table:table-cell office:value-type="float" office:value="656783" calcext:value-type="float">
            <text:p>656.783</text:p>
          </table:table-cell>
          <table:table-cell office:value-type="float" office:value="5489" calcext:value-type="float">
            <text:p>5.48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18" calcext:value-type="float">
            <text:p>7.2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6415" calcext:value-type="float">
            <text:p>6.415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18" calcext:value-type="float">
            <text:p>8.1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7004" calcext:value-type="float">
            <text:p>7.004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18" calcext:value-type="float">
            <text:p>9.0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7633" calcext:value-type="float">
            <text:p>7.633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28" calcext:value-type="float">
            <text:p>750.028</text:p>
          </table:table-cell>
          <table:table-cell office:value-type="float" office:value="173297" calcext:value-type="float">
            <text:p>173.297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30" calcext:value-type="float">
            <text:p>1.600.030</text:p>
          </table:table-cell>
          <table:table-cell office:value-type="float" office:value="346601" calcext:value-type="float">
            <text:p>346.601</text:p>
          </table:table-cell>
          <table:table-cell office:value-type="float" office:value="1499" calcext:value-type="float">
            <text:p>1.49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20" calcext:value-type="float">
            <text:p>2.456.820</text:p>
          </table:table-cell>
          <table:table-cell office:value-type="float" office:value="478391" calcext:value-type="float">
            <text:p>478.391</text:p>
          </table:table-cell>
          <table:table-cell office:value-type="float" office:value="2249" calcext:value-type="float">
            <text:p>2.24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32" calcext:value-type="float">
            <text:p>3.400.032</text:p>
          </table:table-cell>
          <table:table-cell office:value-type="float" office:value="693210" calcext:value-type="float">
            <text:p>693.210</text:p>
          </table:table-cell>
          <table:table-cell office:value-type="float" office:value="3145" calcext:value-type="float">
            <text:p>3.145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32" calcext:value-type="float">
            <text:p>4.250.032</text:p>
          </table:table-cell>
          <table:table-cell office:value-type="float" office:value="768210" calcext:value-type="float">
            <text:p>768.210</text:p>
          </table:table-cell>
          <table:table-cell office:value-type="float" office:value="3732" calcext:value-type="float">
            <text:p>3.732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606" calcext:value-type="float">
            <text:p>5.213.606</text:p>
          </table:table-cell>
          <table:table-cell office:value-type="float" office:value="956783" calcext:value-type="float">
            <text:p>956.783</text:p>
          </table:table-cell>
          <table:table-cell office:value-type="float" office:value="4663" calcext:value-type="float">
            <text:p>4.663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606" calcext:value-type="float">
            <text:p>6.213.606</text:p>
          </table:table-cell>
          <table:table-cell office:value-type="float" office:value="1181783" calcext:value-type="float">
            <text:p>1.181.783</text:p>
          </table:table-cell>
          <table:table-cell office:value-type="float" office:value="5580" calcext:value-type="float">
            <text:p>5.580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34" calcext:value-type="float">
            <text:p>7.200.034</text:p>
          </table:table-cell>
          <table:table-cell office:value-type="float" office:value="1386426" calcext:value-type="float">
            <text:p>1.386.426</text:p>
          </table:table-cell>
          <table:table-cell office:value-type="float" office:value="6509" calcext:value-type="float">
            <text:p>6.50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34" calcext:value-type="float">
            <text:p>8.100.034</text:p>
          </table:table-cell>
          <table:table-cell office:value-type="float" office:value="1461426" calcext:value-type="float">
            <text:p>1.461.426</text:p>
          </table:table-cell>
          <table:table-cell office:value-type="float" office:value="7123" calcext:value-type="float">
            <text:p>7.123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34" calcext:value-type="float">
            <text:p>9.000.034</text:p>
          </table:table-cell>
          <table:table-cell office:value-type="float" office:value="1536426" calcext:value-type="float">
            <text:p>1.536.426</text:p>
          </table:table-cell>
          <table:table-cell office:value-type="float" office:value="7758" calcext:value-type="float">
            <text:p>7.758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1041345" calcext:value-type="float">
            <text:p>1.041.345</text:p>
          </table:table-cell>
          <table:table-cell office:value-type="float" office:value="598157" calcext:value-type="float">
            <text:p>598.157</text:p>
          </table:table-cell>
          <table:table-cell office:value-type="float" office:value="3691" calcext:value-type="float">
            <text:p>3.691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2236059" calcext:value-type="float">
            <text:p>2.236.059</text:p>
          </table:table-cell>
          <table:table-cell office:value-type="float" office:value="1264522" calcext:value-type="float">
            <text:p>1.264.522</text:p>
          </table:table-cell>
          <table:table-cell office:value-type="float" office:value="7771" calcext:value-type="float">
            <text:p>7.771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445402" calcext:value-type="float">
            <text:p>3.445.402</text:p>
          </table:table-cell>
          <table:table-cell office:value-type="float" office:value="1961857" calcext:value-type="float">
            <text:p>1.961.857</text:p>
          </table:table-cell>
          <table:table-cell office:value-type="float" office:value="12003" calcext:value-type="float">
            <text:p>12.003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4701123" calcext:value-type="float">
            <text:p>4.701.123</text:p>
          </table:table-cell>
          <table:table-cell office:value-type="float" office:value="2671612" calcext:value-type="float">
            <text:p>2.671.612</text:p>
          </table:table-cell>
          <table:table-cell office:value-type="float" office:value="16317" calcext:value-type="float">
            <text:p>16.317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6046321" calcext:value-type="float">
            <text:p>6.046.321</text:p>
          </table:table-cell>
          <table:table-cell office:value-type="float" office:value="3391307" calcext:value-type="float">
            <text:p>3.391.307</text:p>
          </table:table-cell>
          <table:table-cell office:value-type="float" office:value="20689" calcext:value-type="float">
            <text:p>20.689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7329992" calcext:value-type="float">
            <text:p>7.329.992</text:p>
          </table:table-cell>
          <table:table-cell office:value-type="float" office:value="4124869" calcext:value-type="float">
            <text:p>4.124.869</text:p>
          </table:table-cell>
          <table:table-cell office:value-type="float" office:value="25544" calcext:value-type="float">
            <text:p>25.544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8601675" calcext:value-type="float">
            <text:p>8.601.675</text:p>
          </table:table-cell>
          <table:table-cell office:value-type="float" office:value="4882783" calcext:value-type="float">
            <text:p>4.882.783</text:p>
          </table:table-cell>
          <table:table-cell office:value-type="float" office:value="29690" calcext:value-type="float">
            <text:p>29.690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9986893" calcext:value-type="float">
            <text:p>9.986.893</text:p>
          </table:table-cell>
          <table:table-cell office:value-type="float" office:value="5621903" calcext:value-type="float">
            <text:p>5.621.903</text:p>
          </table:table-cell>
          <table:table-cell office:value-type="float" office:value="34174" calcext:value-type="float">
            <text:p>34.174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1232048" calcext:value-type="float">
            <text:p>11.232.048</text:p>
          </table:table-cell>
          <table:table-cell office:value-type="float" office:value="6386558" calcext:value-type="float">
            <text:p>6.386.558</text:p>
          </table:table-cell>
          <table:table-cell office:value-type="float" office:value="38710" calcext:value-type="float">
            <text:p>38.710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2715172" calcext:value-type="float">
            <text:p>12.715.172</text:p>
          </table:table-cell>
          <table:table-cell office:value-type="float" office:value="7139796" calcext:value-type="float">
            <text:p>7.139.796</text:p>
          </table:table-cell>
          <table:table-cell office:value-type="float" office:value="43266" calcext:value-type="float">
            <text:p>43.266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1250074998" calcext:value-type="float">
            <text:p>1.250.074.998</text:p>
          </table:table-cell>
          <table:table-cell office:value-type="float" office:value="149997" calcext:value-type="float">
            <text:p>149.997</text:p>
          </table:table-cell>
          <table:table-cell office:value-type="float" office:value="836967" calcext:value-type="float">
            <text:p>836.967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5000149998" calcext:value-type="float">
            <text:p>5.000.149.998</text:p>
          </table:table-cell>
          <table:table-cell office:value-type="float" office:value="299997" calcext:value-type="float">
            <text:p>299.997</text:p>
          </table:table-cell>
          <table:table-cell office:value-type="float" office:value="3346602" calcext:value-type="float">
            <text:p>3.346.60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11250224998" calcext:value-type="float">
            <text:p>11.250.224.998</text:p>
          </table:table-cell>
          <table:table-cell office:value-type="float" office:value="449996" calcext:value-type="float">
            <text:p>449.996</text:p>
          </table:table-cell>
          <table:table-cell office:value-type="float" office:value="7530445" calcext:value-type="float">
            <text:p>7.530.445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20000299998" calcext:value-type="float">
            <text:p>20.000.299.998</text:p>
          </table:table-cell>
          <table:table-cell office:value-type="float" office:value="599996" calcext:value-type="float">
            <text:p>599.996</text:p>
          </table:table-cell>
          <table:table-cell office:value-type="float" office:value="13406175" calcext:value-type="float">
            <text:p>13.406.175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31250374998" calcext:value-type="float">
            <text:p>31.250.374.998</text:p>
          </table:table-cell>
          <table:table-cell office:value-type="float" office:value="749996" calcext:value-type="float">
            <text:p>749.996</text:p>
          </table:table-cell>
          <table:table-cell office:value-type="float" office:value="20945781" calcext:value-type="float">
            <text:p>20.945.781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45000449998" calcext:value-type="float">
            <text:p>45.000.449.998</text:p>
          </table:table-cell>
          <table:table-cell office:value-type="float" office:value="899996" calcext:value-type="float">
            <text:p>899.996</text:p>
          </table:table-cell>
          <table:table-cell office:value-type="float" office:value="30206649" calcext:value-type="float">
            <text:p>30.206.649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1250524998" calcext:value-type="float">
            <text:p>61.250.524.998</text:p>
          </table:table-cell>
          <table:table-cell office:value-type="float" office:value="1049996" calcext:value-type="float">
            <text:p>1.049.996</text:p>
          </table:table-cell>
          <table:table-cell office:value-type="float" office:value="41026604" calcext:value-type="float">
            <text:p>41.026.604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80000599998" calcext:value-type="float">
            <text:p>80.000.599.998</text:p>
          </table:table-cell>
          <table:table-cell office:value-type="float" office:value="1199997" calcext:value-type="float">
            <text:p>1.199.997</text:p>
          </table:table-cell>
          <table:table-cell office:value-type="float" office:value="53595592" calcext:value-type="float">
            <text:p>53.595.59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01250674998" calcext:value-type="float">
            <text:p>101.250.674.998</text:p>
          </table:table-cell>
          <table:table-cell office:value-type="float" office:value="1349997" calcext:value-type="float">
            <text:p>1.349.997</text:p>
          </table:table-cell>
          <table:table-cell office:value-type="float" office:value="67926394" calcext:value-type="float">
            <text:p>67.926.394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25000749998" calcext:value-type="float">
            <text:p>125.000.749.998</text:p>
          </table:table-cell>
          <table:table-cell office:value-type="float" office:value="1499997" calcext:value-type="float">
            <text:p>1.499.997</text:p>
          </table:table-cell>
          <table:table-cell office:value-type="float" office:value="83901169" calcext:value-type="float">
            <text:p>83.901.169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1250099996" calcext:value-type="float">
            <text:p>1.250.099.996</text:p>
          </table:table-cell>
          <table:table-cell office:value-type="float" office:value="149997" calcext:value-type="float">
            <text:p>149.997</text:p>
          </table:table-cell>
          <table:table-cell office:value-type="float" office:value="840713" calcext:value-type="float">
            <text:p>840.71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5000199996" calcext:value-type="float">
            <text:p>5.000.199.996</text:p>
          </table:table-cell>
          <table:table-cell office:value-type="float" office:value="299997" calcext:value-type="float">
            <text:p>299.997</text:p>
          </table:table-cell>
          <table:table-cell office:value-type="float" office:value="3348932" calcext:value-type="float">
            <text:p>3.348.93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11250299996" calcext:value-type="float">
            <text:p>11.250.299.996</text:p>
          </table:table-cell>
          <table:table-cell office:value-type="float" office:value="449996" calcext:value-type="float">
            <text:p>449.996</text:p>
          </table:table-cell>
          <table:table-cell office:value-type="float" office:value="7535203" calcext:value-type="float">
            <text:p>7.535.20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20000399996" calcext:value-type="float">
            <text:p>20.000.399.996</text:p>
          </table:table-cell>
          <table:table-cell office:value-type="float" office:value="599996" calcext:value-type="float">
            <text:p>599.996</text:p>
          </table:table-cell>
          <table:table-cell office:value-type="float" office:value="13401395" calcext:value-type="float">
            <text:p>13.401.395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31250499996" calcext:value-type="float">
            <text:p>31.250.499.996</text:p>
          </table:table-cell>
          <table:table-cell office:value-type="float" office:value="749996" calcext:value-type="float">
            <text:p>749.996</text:p>
          </table:table-cell>
          <table:table-cell office:value-type="float" office:value="21108663" calcext:value-type="float">
            <text:p>21.108.66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45000599996" calcext:value-type="float">
            <text:p>45.000.599.996</text:p>
          </table:table-cell>
          <table:table-cell office:value-type="float" office:value="899996" calcext:value-type="float">
            <text:p>899.996</text:p>
          </table:table-cell>
          <table:table-cell office:value-type="float" office:value="30184235" calcext:value-type="float">
            <text:p>30.184.235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1250699996" calcext:value-type="float">
            <text:p>61.250.699.996</text:p>
          </table:table-cell>
          <table:table-cell office:value-type="float" office:value="1049996" calcext:value-type="float">
            <text:p>1.049.996</text:p>
          </table:table-cell>
          <table:table-cell office:value-type="float" office:value="41034493" calcext:value-type="float">
            <text:p>41.034.49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80000799996" calcext:value-type="float">
            <text:p>80.000.799.996</text:p>
          </table:table-cell>
          <table:table-cell office:value-type="float" office:value="1199997" calcext:value-type="float">
            <text:p>1.199.997</text:p>
          </table:table-cell>
          <table:table-cell office:value-type="float" office:value="53606282" calcext:value-type="float">
            <text:p>53.606.28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01250899996" calcext:value-type="float">
            <text:p>101.250.899.996</text:p>
          </table:table-cell>
          <table:table-cell office:value-type="float" office:value="1349997" calcext:value-type="float">
            <text:p>1.349.997</text:p>
          </table:table-cell>
          <table:table-cell office:value-type="float" office:value="67855391" calcext:value-type="float">
            <text:p>67.855.391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25000999996" calcext:value-type="float">
            <text:p>125.000.999.996</text:p>
          </table:table-cell>
          <table:table-cell office:value-type="float" office:value="1499997" calcext:value-type="float">
            <text:p>1.499.997</text:p>
          </table:table-cell>
          <table:table-cell office:value-type="float" office:value="83791542" calcext:value-type="float">
            <text:p>83.791.54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1173201" calcext:value-type="float">
            <text:p>1.173.201</text:p>
          </table:table-cell>
          <table:table-cell office:value-type="float" office:value="601782" calcext:value-type="float">
            <text:p>601.782</text:p>
          </table:table-cell>
          <table:table-cell office:value-type="float" office:value="3783" calcext:value-type="float">
            <text:p>3.78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2524741" calcext:value-type="float">
            <text:p>2.524.741</text:p>
          </table:table-cell>
          <table:table-cell office:value-type="float" office:value="1270379" calcext:value-type="float">
            <text:p>1.270.379</text:p>
          </table:table-cell>
          <table:table-cell office:value-type="float" office:value="7943" calcext:value-type="float">
            <text:p>7.943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875640" calcext:value-type="float">
            <text:p>3.875.640</text:p>
          </table:table-cell>
          <table:table-cell office:value-type="float" office:value="1973265" calcext:value-type="float">
            <text:p>1.973.265</text:p>
          </table:table-cell>
          <table:table-cell office:value-type="float" office:value="12299" calcext:value-type="float">
            <text:p>12.299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5344201" calcext:value-type="float">
            <text:p>5.344.201</text:p>
          </table:table-cell>
          <table:table-cell office:value-type="float" office:value="2683726" calcext:value-type="float">
            <text:p>2.683.726</text:p>
          </table:table-cell>
          <table:table-cell office:value-type="float" office:value="16722" calcext:value-type="float">
            <text:p>16.722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6841450" calcext:value-type="float">
            <text:p>6.841.450</text:p>
          </table:table-cell>
          <table:table-cell office:value-type="float" office:value="3405955" calcext:value-type="float">
            <text:p>3.405.955</text:p>
          </table:table-cell>
          <table:table-cell office:value-type="float" office:value="21216" calcext:value-type="float">
            <text:p>21.216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8302153" calcext:value-type="float">
            <text:p>8.302.153</text:p>
          </table:table-cell>
          <table:table-cell office:value-type="float" office:value="4142912" calcext:value-type="float">
            <text:p>4.142.912</text:p>
          </table:table-cell>
          <table:table-cell office:value-type="float" office:value="25697" calcext:value-type="float">
            <text:p>25.697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9731711" calcext:value-type="float">
            <text:p>9.731.711</text:p>
          </table:table-cell>
          <table:table-cell office:value-type="float" office:value="4896232" calcext:value-type="float">
            <text:p>4.896.232</text:p>
          </table:table-cell>
          <table:table-cell office:value-type="float" office:value="30320" calcext:value-type="float">
            <text:p>30.320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11385606" calcext:value-type="float">
            <text:p>11.385.606</text:p>
          </table:table-cell>
          <table:table-cell office:value-type="float" office:value="5633354" calcext:value-type="float">
            <text:p>5.633.354</text:p>
          </table:table-cell>
          <table:table-cell office:value-type="float" office:value="34857" calcext:value-type="float">
            <text:p>34.857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2762699" calcext:value-type="float">
            <text:p>12.762.699</text:p>
          </table:table-cell>
          <table:table-cell office:value-type="float" office:value="6408700" calcext:value-type="float">
            <text:p>6.408.700</text:p>
          </table:table-cell>
          <table:table-cell office:value-type="float" office:value="39597" calcext:value-type="float">
            <text:p>39.597</text:p>
          </table:table-cell>
        </table:table-row>
        <table:table-row table:style-name="ro2">
          <table:table-cell office:value-type="string" calcext:value-type="string">
            <text:p>QPE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4366212" calcext:value-type="float">
            <text:p>14.366.212</text:p>
          </table:table-cell>
          <table:table-cell office:value-type="float" office:value="7165025" calcext:value-type="float">
            <text:p>7.165.025</text:p>
          </table:table-cell>
          <table:table-cell office:value-type="float" office:value="44419" calcext:value-type="float">
            <text:p>44.419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400387" calcext:value-type="float">
            <text:p>400.387</text:p>
          </table:table-cell>
          <table:table-cell office:value-type="float" office:value="50253" calcext:value-type="float">
            <text:p>50.253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800387" calcext:value-type="float">
            <text:p>800.387</text:p>
          </table:table-cell>
          <table:table-cell office:value-type="float" office:value="100253" calcext:value-type="float">
            <text:p>100.253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1200387" calcext:value-type="float">
            <text:p>1.200.387</text:p>
          </table:table-cell>
          <table:table-cell office:value-type="float" office:value="150254" calcext:value-type="float">
            <text:p>150.254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600387" calcext:value-type="float">
            <text:p>1.600.387</text:p>
          </table:table-cell>
          <table:table-cell office:value-type="float" office:value="200254" calcext:value-type="float">
            <text:p>200.254</text:p>
          </table:table-cell>
          <table:table-cell office:value-type="float" office:value="1297" calcext:value-type="float">
            <text:p>1.29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000387" calcext:value-type="float">
            <text:p>2.000.387</text:p>
          </table:table-cell>
          <table:table-cell office:value-type="float" office:value="250254" calcext:value-type="float">
            <text:p>250.254</text:p>
          </table:table-cell>
          <table:table-cell office:value-type="float" office:value="1727" calcext:value-type="float">
            <text:p>1.72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400387" calcext:value-type="float">
            <text:p>2.400.387</text:p>
          </table:table-cell>
          <table:table-cell office:value-type="float" office:value="300254" calcext:value-type="float">
            <text:p>300.254</text:p>
          </table:table-cell>
          <table:table-cell office:value-type="float" office:value="1972" calcext:value-type="float">
            <text:p>1.972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800387" calcext:value-type="float">
            <text:p>2.800.387</text:p>
          </table:table-cell>
          <table:table-cell office:value-type="float" office:value="350254" calcext:value-type="float">
            <text:p>350.254</text:p>
          </table:table-cell>
          <table:table-cell office:value-type="float" office:value="2312" calcext:value-type="float">
            <text:p>2.312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3200387" calcext:value-type="float">
            <text:p>3.200.387</text:p>
          </table:table-cell>
          <table:table-cell office:value-type="float" office:value="400254" calcext:value-type="float">
            <text:p>400.254</text:p>
          </table:table-cell>
          <table:table-cell office:value-type="float" office:value="2638" calcext:value-type="float">
            <text:p>2.638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3600387" calcext:value-type="float">
            <text:p>3.600.387</text:p>
          </table:table-cell>
          <table:table-cell office:value-type="float" office:value="450254" calcext:value-type="float">
            <text:p>450.254</text:p>
          </table:table-cell>
          <table:table-cell office:value-type="float" office:value="2957" calcext:value-type="float">
            <text:p>2.95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4000387" calcext:value-type="float">
            <text:p>4.000.387</text:p>
          </table:table-cell>
          <table:table-cell office:value-type="float" office:value="500254" calcext:value-type="float">
            <text:p>500.254</text:p>
          </table:table-cell>
          <table:table-cell office:value-type="float" office:value="3267" calcext:value-type="float">
            <text:p>3.26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400393" calcext:value-type="float">
            <text:p>400.393</text:p>
          </table:table-cell>
          <table:table-cell office:value-type="float" office:value="125252" calcext:value-type="float">
            <text:p>125.252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800393" calcext:value-type="float">
            <text:p>800.393</text:p>
          </table:table-cell>
          <table:table-cell office:value-type="float" office:value="250252" calcext:value-type="float">
            <text:p>250.252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1200393" calcext:value-type="float">
            <text:p>1.200.393</text:p>
          </table:table-cell>
          <table:table-cell office:value-type="float" office:value="375251" calcext:value-type="float">
            <text:p>375.251</text:p>
          </table:table-cell>
          <table:table-cell office:value-type="float" office:value="1103" calcext:value-type="float">
            <text:p>1.103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600393" calcext:value-type="float">
            <text:p>1.600.393</text:p>
          </table:table-cell>
          <table:table-cell office:value-type="float" office:value="500251" calcext:value-type="float">
            <text:p>500.251</text:p>
          </table:table-cell>
          <table:table-cell office:value-type="float" office:value="1474" calcext:value-type="float">
            <text:p>1.474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000393" calcext:value-type="float">
            <text:p>2.000.393</text:p>
          </table:table-cell>
          <table:table-cell office:value-type="float" office:value="625251" calcext:value-type="float">
            <text:p>625.251</text:p>
          </table:table-cell>
          <table:table-cell office:value-type="float" office:value="1867" calcext:value-type="float">
            <text:p>1.86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400393" calcext:value-type="float">
            <text:p>2.400.393</text:p>
          </table:table-cell>
          <table:table-cell office:value-type="float" office:value="750251" calcext:value-type="float">
            <text:p>750.251</text:p>
          </table:table-cell>
          <table:table-cell office:value-type="float" office:value="2217" calcext:value-type="float">
            <text:p>2.217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800393" calcext:value-type="float">
            <text:p>2.800.393</text:p>
          </table:table-cell>
          <table:table-cell office:value-type="float" office:value="875251" calcext:value-type="float">
            <text:p>875.251</text:p>
          </table:table-cell>
          <table:table-cell office:value-type="float" office:value="2598" calcext:value-type="float">
            <text:p>2.598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3200393" calcext:value-type="float">
            <text:p>3.200.393</text:p>
          </table:table-cell>
          <table:table-cell office:value-type="float" office:value="1000251" calcext:value-type="float">
            <text:p>1.000.251</text:p>
          </table:table-cell>
          <table:table-cell office:value-type="float" office:value="2951" calcext:value-type="float">
            <text:p>2.951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3600393" calcext:value-type="float">
            <text:p>3.600.393</text:p>
          </table:table-cell>
          <table:table-cell office:value-type="float" office:value="1125251" calcext:value-type="float">
            <text:p>1.125.251</text:p>
          </table:table-cell>
          <table:table-cell office:value-type="float" office:value="3330" calcext:value-type="float">
            <text:p>3.330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4000393" calcext:value-type="float">
            <text:p>4.000.393</text:p>
          </table:table-cell>
          <table:table-cell office:value-type="float" office:value="1250252" calcext:value-type="float">
            <text:p>1.250.252</text:p>
          </table:table-cell>
          <table:table-cell office:value-type="float" office:value="4003" calcext:value-type="float">
            <text:p>4.003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4737909" calcext:value-type="float">
            <text:p>4.737.909</text:p>
          </table:table-cell>
          <table:table-cell office:value-type="float" office:value="4543041" calcext:value-type="float">
            <text:p>4.543.041</text:p>
          </table:table-cell>
          <table:table-cell office:value-type="float" office:value="6606" calcext:value-type="float">
            <text:p>6.606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8036069" calcext:value-type="float">
            <text:p>18.036.069</text:p>
          </table:table-cell>
          <table:table-cell office:value-type="float" office:value="17674001" calcext:value-type="float">
            <text:p>17.674.001</text:p>
          </table:table-cell>
          <table:table-cell office:value-type="float" office:value="21868" calcext:value-type="float">
            <text:p>21.868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9465074" calcext:value-type="float">
            <text:p>39.465.074</text:p>
          </table:table-cell>
          <table:table-cell office:value-type="float" office:value="38915659" calcext:value-type="float">
            <text:p>38.915.659</text:p>
          </table:table-cell>
          <table:table-cell office:value-type="float" office:value="44982" calcext:value-type="float">
            <text:p>44.982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69962664" calcext:value-type="float">
            <text:p>69.962.664</text:p>
          </table:table-cell>
          <table:table-cell office:value-type="float" office:value="69219505" calcext:value-type="float">
            <text:p>69.219.505</text:p>
          </table:table-cell>
          <table:table-cell office:value-type="float" office:value="77404" calcext:value-type="float">
            <text:p>77.404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08869480" calcext:value-type="float">
            <text:p>108.869.480</text:p>
          </table:table-cell>
          <table:table-cell office:value-type="float" office:value="107932629" calcext:value-type="float">
            <text:p>107.932.629</text:p>
          </table:table-cell>
          <table:table-cell office:value-type="float" office:value="118316" calcext:value-type="float">
            <text:p>118.316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54556818" calcext:value-type="float">
            <text:p>154.556.818</text:p>
          </table:table-cell>
          <table:table-cell office:value-type="float" office:value="153365772" calcext:value-type="float">
            <text:p>153.365.772</text:p>
          </table:table-cell>
          <table:table-cell office:value-type="float" office:value="165392" calcext:value-type="float">
            <text:p>165.392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10925678" calcext:value-type="float">
            <text:p>210.925.678</text:p>
          </table:table-cell>
          <table:table-cell office:value-type="float" office:value="209590844" calcext:value-type="float">
            <text:p>209.590.844</text:p>
          </table:table-cell>
          <table:table-cell office:value-type="float" office:value="224292" calcext:value-type="float">
            <text:p>224.292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75951452" calcext:value-type="float">
            <text:p>275.951.452</text:p>
          </table:table-cell>
          <table:table-cell office:value-type="float" office:value="274462919" calcext:value-type="float">
            <text:p>274.462.919</text:p>
          </table:table-cell>
          <table:table-cell office:value-type="float" office:value="290366" calcext:value-type="float">
            <text:p>290.366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348593745" calcext:value-type="float">
            <text:p>348.593.745</text:p>
          </table:table-cell>
          <table:table-cell office:value-type="float" office:value="346896703" calcext:value-type="float">
            <text:p>346.896.703</text:p>
          </table:table-cell>
          <table:table-cell office:value-type="float" office:value="364240" calcext:value-type="float">
            <text:p>364.240</text:p>
          </table:table-cell>
        </table:table-row>
        <table:table-row table:style-name="ro2">
          <table:table-cell office:value-type="string" calcext:value-type="string">
            <text:p>QI1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429655564" calcext:value-type="float">
            <text:p>429.655.564</text:p>
          </table:table-cell>
          <table:table-cell office:value-type="float" office:value="427701601" calcext:value-type="float">
            <text:p>427.701.601</text:p>
          </table:table-cell>
          <table:table-cell office:value-type="float" office:value="449495" calcext:value-type="float">
            <text:p>449.495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300097" calcext:value-type="float">
            <text:p>300.097</text:p>
          </table:table-cell>
          <table:table-cell office:value-type="float" office:value="50061" calcext:value-type="float">
            <text:p>50.061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600097" calcext:value-type="float">
            <text:p>600.097</text:p>
          </table:table-cell>
          <table:table-cell office:value-type="float" office:value="100062" calcext:value-type="float">
            <text:p>100.062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900097" calcext:value-type="float">
            <text:p>900.097</text:p>
          </table:table-cell>
          <table:table-cell office:value-type="float" office:value="150062" calcext:value-type="float">
            <text:p>150.062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200097" calcext:value-type="float">
            <text:p>1.200.097</text:p>
          </table:table-cell>
          <table:table-cell office:value-type="float" office:value="200062" calcext:value-type="float">
            <text:p>200.062</text:p>
          </table:table-cell>
          <table:table-cell office:value-type="float" office:value="1024" calcext:value-type="float">
            <text:p>1.024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500097" calcext:value-type="float">
            <text:p>1.500.097</text:p>
          </table:table-cell>
          <table:table-cell office:value-type="float" office:value="250062" calcext:value-type="float">
            <text:p>250.062</text:p>
          </table:table-cell>
          <table:table-cell office:value-type="float" office:value="1297" calcext:value-type="float">
            <text:p>1.297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800097" calcext:value-type="float">
            <text:p>1.800.097</text:p>
          </table:table-cell>
          <table:table-cell office:value-type="float" office:value="300062" calcext:value-type="float">
            <text:p>300.062</text:p>
          </table:table-cell>
          <table:table-cell office:value-type="float" office:value="1575" calcext:value-type="float">
            <text:p>1.575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100097" calcext:value-type="float">
            <text:p>2.100.097</text:p>
          </table:table-cell>
          <table:table-cell office:value-type="float" office:value="350061" calcext:value-type="float">
            <text:p>350.061</text:p>
          </table:table-cell>
          <table:table-cell office:value-type="float" office:value="1809" calcext:value-type="float">
            <text:p>1.809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400097" calcext:value-type="float">
            <text:p>2.400.097</text:p>
          </table:table-cell>
          <table:table-cell office:value-type="float" office:value="400061" calcext:value-type="float">
            <text:p>400.061</text:p>
          </table:table-cell>
          <table:table-cell office:value-type="float" office:value="2093" calcext:value-type="float">
            <text:p>2.093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2700097" calcext:value-type="float">
            <text:p>2.700.097</text:p>
          </table:table-cell>
          <table:table-cell office:value-type="float" office:value="450061" calcext:value-type="float">
            <text:p>450.061</text:p>
          </table:table-cell>
          <table:table-cell office:value-type="float" office:value="2326" calcext:value-type="float">
            <text:p>2.326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3000097" calcext:value-type="float">
            <text:p>3.000.097</text:p>
          </table:table-cell>
          <table:table-cell office:value-type="float" office:value="500061" calcext:value-type="float">
            <text:p>500.061</text:p>
          </table:table-cell>
          <table:table-cell office:value-type="float" office:value="2703" calcext:value-type="float">
            <text:p>2.703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300101" calcext:value-type="float">
            <text:p>300.101</text:p>
          </table:table-cell>
          <table:table-cell office:value-type="float" office:value="125060" calcext:value-type="float">
            <text:p>125.060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600101" calcext:value-type="float">
            <text:p>600.101</text:p>
          </table:table-cell>
          <table:table-cell office:value-type="float" office:value="250060" calcext:value-type="float">
            <text:p>250.060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900101" calcext:value-type="float">
            <text:p>900.101</text:p>
          </table:table-cell>
          <table:table-cell office:value-type="float" office:value="375060" calcext:value-type="float">
            <text:p>375.060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200101" calcext:value-type="float">
            <text:p>1.200.101</text:p>
          </table:table-cell>
          <table:table-cell office:value-type="float" office:value="500060" calcext:value-type="float">
            <text:p>500.060</text:p>
          </table:table-cell>
          <table:table-cell office:value-type="float" office:value="1195" calcext:value-type="float">
            <text:p>1.195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500101" calcext:value-type="float">
            <text:p>1.500.101</text:p>
          </table:table-cell>
          <table:table-cell office:value-type="float" office:value="625060" calcext:value-type="float">
            <text:p>625.060</text:p>
          </table:table-cell>
          <table:table-cell office:value-type="float" office:value="1541" calcext:value-type="float">
            <text:p>1.541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800101" calcext:value-type="float">
            <text:p>1.800.101</text:p>
          </table:table-cell>
          <table:table-cell office:value-type="float" office:value="750060" calcext:value-type="float">
            <text:p>750.060</text:p>
          </table:table-cell>
          <table:table-cell office:value-type="float" office:value="1794" calcext:value-type="float">
            <text:p>1.794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100101" calcext:value-type="float">
            <text:p>2.100.101</text:p>
          </table:table-cell>
          <table:table-cell office:value-type="float" office:value="875060" calcext:value-type="float">
            <text:p>875.060</text:p>
          </table:table-cell>
          <table:table-cell office:value-type="float" office:value="2094" calcext:value-type="float">
            <text:p>2.094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400101" calcext:value-type="float">
            <text:p>2.400.101</text:p>
          </table:table-cell>
          <table:table-cell office:value-type="float" office:value="1000060" calcext:value-type="float">
            <text:p>1.000.060</text:p>
          </table:table-cell>
          <table:table-cell office:value-type="float" office:value="2417" calcext:value-type="float">
            <text:p>2.417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2700101" calcext:value-type="float">
            <text:p>2.700.101</text:p>
          </table:table-cell>
          <table:table-cell office:value-type="float" office:value="1125060" calcext:value-type="float">
            <text:p>1.125.060</text:p>
          </table:table-cell>
          <table:table-cell office:value-type="float" office:value="2720" calcext:value-type="float">
            <text:p>2.720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3000101" calcext:value-type="float">
            <text:p>3.000.101</text:p>
          </table:table-cell>
          <table:table-cell office:value-type="float" office:value="1250060" calcext:value-type="float">
            <text:p>1.250.060</text:p>
          </table:table-cell>
          <table:table-cell office:value-type="float" office:value="3020" calcext:value-type="float">
            <text:p>3.020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21399922" calcext:value-type="float">
            <text:p>21.399.922</text:p>
          </table:table-cell>
          <table:table-cell office:value-type="float" office:value="21266974" calcext:value-type="float">
            <text:p>21.266.974</text:p>
          </table:table-cell>
          <table:table-cell office:value-type="float" office:value="22779" calcext:value-type="float">
            <text:p>22.779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85074222" calcext:value-type="float">
            <text:p>85.074.222</text:p>
          </table:table-cell>
          <table:table-cell office:value-type="float" office:value="84818440" calcext:value-type="float">
            <text:p>84.818.440</text:p>
          </table:table-cell>
          <table:table-cell office:value-type="float" office:value="88803" calcext:value-type="float">
            <text:p>88.803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191457975" calcext:value-type="float">
            <text:p>191.457.975</text:p>
          </table:table-cell>
          <table:table-cell office:value-type="float" office:value="191053331" calcext:value-type="float">
            <text:p>191.053.331</text:p>
          </table:table-cell>
          <table:table-cell office:value-type="float" office:value="197386" calcext:value-type="float">
            <text:p>197.386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391292" calcext:value-type="float">
            <text:p>340.391.292</text:p>
          </table:table-cell>
          <table:table-cell office:value-type="float" office:value="339884390" calcext:value-type="float">
            <text:p>339.884.390</text:p>
          </table:table-cell>
          <table:table-cell office:value-type="float" office:value="346513" calcext:value-type="float">
            <text:p>346.513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532883340" calcext:value-type="float">
            <text:p>532.883.340</text:p>
          </table:table-cell>
          <table:table-cell office:value-type="float" office:value="532237446" calcext:value-type="float">
            <text:p>532.237.446</text:p>
          </table:table-cell>
          <table:table-cell office:value-type="float" office:value="546809" calcext:value-type="float">
            <text:p>546.809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777076274" calcext:value-type="float">
            <text:p>777.076.274</text:p>
          </table:table-cell>
          <table:table-cell office:value-type="float" office:value="776337332" calcext:value-type="float">
            <text:p>776.337.332</text:p>
          </table:table-cell>
          <table:table-cell office:value-type="float" office:value="792645" calcext:value-type="float">
            <text:p>792.645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1033118908" calcext:value-type="float">
            <text:p>1.033.118.908</text:p>
          </table:table-cell>
          <table:table-cell office:value-type="float" office:value="1032187717" calcext:value-type="float">
            <text:p>1.032.187.717</text:p>
          </table:table-cell>
          <table:table-cell office:value-type="float" office:value="1061774" calcext:value-type="float">
            <text:p>1.061.774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1357690436" calcext:value-type="float">
            <text:p>1.357.690.436</text:p>
          </table:table-cell>
          <table:table-cell office:value-type="float" office:value="1356681054" calcext:value-type="float">
            <text:p>1.356.681.054</text:p>
          </table:table-cell>
          <table:table-cell office:value-type="float" office:value="1362027" calcext:value-type="float">
            <text:p>1.362.027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779295557" calcext:value-type="float">
            <text:p>1.779.295.557</text:p>
          </table:table-cell>
          <table:table-cell office:value-type="float" office:value="1778188762" calcext:value-type="float">
            <text:p>1.778.188.762</text:p>
          </table:table-cell>
          <table:table-cell office:value-type="float" office:value="1740498" calcext:value-type="float">
            <text:p>1.740.498</text:p>
          </table:table-cell>
        </table:table-row>
        <table:table-row table:style-name="ro2">
          <table:table-cell office:value-type="string" calcext:value-type="string">
            <text:p>QI5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154871873" calcext:value-type="float">
            <text:p>2.154.871.873</text:p>
          </table:table-cell>
          <table:table-cell office:value-type="float" office:value="2153494102" calcext:value-type="float">
            <text:p>2.153.494.102</text:p>
          </table:table-cell>
          <table:table-cell office:value-type="float" office:value="2197099" calcext:value-type="float">
            <text:p>2.197.099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250048" calcext:value-type="float">
            <text:p>250.048</text:p>
          </table:table-cell>
          <table:table-cell office:value-type="float" office:value="50030" calcext:value-type="float">
            <text:p>50.03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500048" calcext:value-type="float">
            <text:p>500.048</text:p>
          </table:table-cell>
          <table:table-cell office:value-type="float" office:value="100030" calcext:value-type="float">
            <text:p>100.030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750048" calcext:value-type="float">
            <text:p>750.048</text:p>
          </table:table-cell>
          <table:table-cell office:value-type="float" office:value="150030" calcext:value-type="float">
            <text:p>150.030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000048" calcext:value-type="float">
            <text:p>1.000.048</text:p>
          </table:table-cell>
          <table:table-cell office:value-type="float" office:value="200030" calcext:value-type="float">
            <text:p>200.030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250048" calcext:value-type="float">
            <text:p>1.250.048</text:p>
          </table:table-cell>
          <table:table-cell office:value-type="float" office:value="250030" calcext:value-type="float">
            <text:p>250.030</text:p>
          </table:table-cell>
          <table:table-cell office:value-type="float" office:value="1112" calcext:value-type="float">
            <text:p>1.11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500048" calcext:value-type="float">
            <text:p>1.500.048</text:p>
          </table:table-cell>
          <table:table-cell office:value-type="float" office:value="300030" calcext:value-type="float">
            <text:p>300.030</text:p>
          </table:table-cell>
          <table:table-cell office:value-type="float" office:value="1410" calcext:value-type="float">
            <text:p>1.410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1750048" calcext:value-type="float">
            <text:p>1.750.048</text:p>
          </table:table-cell>
          <table:table-cell office:value-type="float" office:value="350030" calcext:value-type="float">
            <text:p>350.030</text:p>
          </table:table-cell>
          <table:table-cell office:value-type="float" office:value="1572" calcext:value-type="float">
            <text:p>1.57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000048" calcext:value-type="float">
            <text:p>2.000.048</text:p>
          </table:table-cell>
          <table:table-cell office:value-type="float" office:value="400030" calcext:value-type="float">
            <text:p>400.030</text:p>
          </table:table-cell>
          <table:table-cell office:value-type="float" office:value="1823" calcext:value-type="float">
            <text:p>1.823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2250048" calcext:value-type="float">
            <text:p>2.250.048</text:p>
          </table:table-cell>
          <table:table-cell office:value-type="float" office:value="450030" calcext:value-type="float">
            <text:p>450.030</text:p>
          </table:table-cell>
          <table:table-cell office:value-type="float" office:value="2046" calcext:value-type="float">
            <text:p>2.046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500048" calcext:value-type="float">
            <text:p>2.500.048</text:p>
          </table:table-cell>
          <table:table-cell office:value-type="float" office:value="500030" calcext:value-type="float">
            <text:p>500.030</text:p>
          </table:table-cell>
          <table:table-cell office:value-type="float" office:value="2242" calcext:value-type="float">
            <text:p>2.24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250051" calcext:value-type="float">
            <text:p>250.051</text:p>
          </table:table-cell>
          <table:table-cell office:value-type="float" office:value="125027" calcext:value-type="float">
            <text:p>125.027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500051" calcext:value-type="float">
            <text:p>500.051</text:p>
          </table:table-cell>
          <table:table-cell office:value-type="float" office:value="250027" calcext:value-type="float">
            <text:p>250.027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750051" calcext:value-type="float">
            <text:p>750.051</text:p>
          </table:table-cell>
          <table:table-cell office:value-type="float" office:value="375028" calcext:value-type="float">
            <text:p>375.028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1000051" calcext:value-type="float">
            <text:p>1.000.051</text:p>
          </table:table-cell>
          <table:table-cell office:value-type="float" office:value="500028" calcext:value-type="float">
            <text:p>500.028</text:p>
          </table:table-cell>
          <table:table-cell office:value-type="float" office:value="1090" calcext:value-type="float">
            <text:p>1.090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250051" calcext:value-type="float">
            <text:p>1.250.051</text:p>
          </table:table-cell>
          <table:table-cell office:value-type="float" office:value="625028" calcext:value-type="float">
            <text:p>625.028</text:p>
          </table:table-cell>
          <table:table-cell office:value-type="float" office:value="1325" calcext:value-type="float">
            <text:p>1.325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500051" calcext:value-type="float">
            <text:p>1.500.051</text:p>
          </table:table-cell>
          <table:table-cell office:value-type="float" office:value="750028" calcext:value-type="float">
            <text:p>750.028</text:p>
          </table:table-cell>
          <table:table-cell office:value-type="float" office:value="1624" calcext:value-type="float">
            <text:p>1.624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1750051" calcext:value-type="float">
            <text:p>1.750.051</text:p>
          </table:table-cell>
          <table:table-cell office:value-type="float" office:value="875028" calcext:value-type="float">
            <text:p>875.028</text:p>
          </table:table-cell>
          <table:table-cell office:value-type="float" office:value="1882" calcext:value-type="float">
            <text:p>1.88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000051" calcext:value-type="float">
            <text:p>2.000.051</text:p>
          </table:table-cell>
          <table:table-cell office:value-type="float" office:value="1000028" calcext:value-type="float">
            <text:p>1.000.028</text:p>
          </table:table-cell>
          <table:table-cell office:value-type="float" office:value="2157" calcext:value-type="float">
            <text:p>2.157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2250051" calcext:value-type="float">
            <text:p>2.250.051</text:p>
          </table:table-cell>
          <table:table-cell office:value-type="float" office:value="1125028" calcext:value-type="float">
            <text:p>1.125.028</text:p>
          </table:table-cell>
          <table:table-cell office:value-type="float" office:value="2422" calcext:value-type="float">
            <text:p>2.42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500051" calcext:value-type="float">
            <text:p>2.500.051</text:p>
          </table:table-cell>
          <table:table-cell office:value-type="float" office:value="1250028" calcext:value-type="float">
            <text:p>1.250.028</text:p>
          </table:table-cell>
          <table:table-cell office:value-type="float" office:value="2720" calcext:value-type="float">
            <text:p>2.720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42527095" calcext:value-type="float">
            <text:p>42.527.095</text:p>
          </table:table-cell>
          <table:table-cell office:value-type="float" office:value="42422509" calcext:value-type="float">
            <text:p>42.422.509</text:p>
          </table:table-cell>
          <table:table-cell office:value-type="float" office:value="43742" calcext:value-type="float">
            <text:p>43.742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9131841" calcext:value-type="float">
            <text:p>169.131.841</text:p>
          </table:table-cell>
          <table:table-cell office:value-type="float" office:value="168909961" calcext:value-type="float">
            <text:p>168.909.961</text:p>
          </table:table-cell>
          <table:table-cell office:value-type="float" office:value="168450" calcext:value-type="float">
            <text:p>168.450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89694020" calcext:value-type="float">
            <text:p>389.694.020</text:p>
          </table:table-cell>
          <table:table-cell office:value-type="float" office:value="389392413" calcext:value-type="float">
            <text:p>389.392.413</text:p>
          </table:table-cell>
          <table:table-cell office:value-type="float" office:value="408419" calcext:value-type="float">
            <text:p>408.419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682389569" calcext:value-type="float">
            <text:p>682.389.569</text:p>
          </table:table-cell>
          <table:table-cell office:value-type="float" office:value="682014433" calcext:value-type="float">
            <text:p>682.014.433</text:p>
          </table:table-cell>
          <table:table-cell office:value-type="float" office:value="703118" calcext:value-type="float">
            <text:p>703.118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096667400" calcext:value-type="float">
            <text:p>1.096.667.400</text:p>
          </table:table-cell>
          <table:table-cell office:value-type="float" office:value="1096197144" calcext:value-type="float">
            <text:p>1.096.197.144</text:p>
          </table:table-cell>
          <table:table-cell office:value-type="float" office:value="1106988" calcext:value-type="float">
            <text:p>1.106.988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1541463267" calcext:value-type="float">
            <text:p>1.541.463.267</text:p>
          </table:table-cell>
          <table:table-cell office:value-type="float" office:value="1540866980" calcext:value-type="float">
            <text:p>1.540.866.980</text:p>
          </table:table-cell>
          <table:table-cell office:value-type="float" office:value="1539029" calcext:value-type="float">
            <text:p>1.539.029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2055830588" calcext:value-type="float">
            <text:p>2.055.830.588</text:p>
          </table:table-cell>
          <table:table-cell office:value-type="float" office:value="2055041170" calcext:value-type="float">
            <text:p>2.055.041.170</text:p>
          </table:table-cell>
          <table:table-cell office:value-type="float" office:value="2106211" calcext:value-type="float">
            <text:p>2.106.211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2741692093" calcext:value-type="float">
            <text:p>2.741.692.093</text:p>
          </table:table-cell>
          <table:table-cell office:value-type="float" office:value="2740897912" calcext:value-type="float">
            <text:p>2.740.897.912</text:p>
          </table:table-cell>
          <table:table-cell office:value-type="float" office:value="2721593" calcext:value-type="float">
            <text:p>2.721.593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3422656662" calcext:value-type="float">
            <text:p>3.422.656.662</text:p>
          </table:table-cell>
          <table:table-cell office:value-type="float" office:value="3421691861" calcext:value-type="float">
            <text:p>3.421.691.861</text:p>
          </table:table-cell>
          <table:table-cell office:value-type="float" office:value="3381455" calcext:value-type="float">
            <text:p>3.381.455</text:p>
          </table:table-cell>
        </table:table-row>
        <table:table-row table:style-name="ro2">
          <table:table-cell office:value-type="string" calcext:value-type="string">
            <text:p>QI10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4189377172" calcext:value-type="float">
            <text:p>4.189.377.172</text:p>
          </table:table-cell>
          <table:table-cell office:value-type="float" office:value="4188285289" calcext:value-type="float">
            <text:p>4.188.285.289</text:p>
          </table:table-cell>
          <table:table-cell office:value-type="float" office:value="4282093" calcext:value-type="float">
            <text:p>4.282.09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15" calcext:value-type="float">
            <text:p>750.015</text:p>
          </table:table-cell>
          <table:table-cell office:value-type="float" office:value="98301" calcext:value-type="float">
            <text:p>98.301</text:p>
          </table:table-cell>
          <table:table-cell office:value-type="float" office:value="1490" calcext:value-type="float">
            <text:p>1.490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16" calcext:value-type="float">
            <text:p>1.600.016</text:p>
          </table:table-cell>
          <table:table-cell office:value-type="float" office:value="196605" calcext:value-type="float">
            <text:p>196.605</text:p>
          </table:table-cell>
          <table:table-cell office:value-type="float" office:value="3030" calcext:value-type="float">
            <text:p>3.030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03" calcext:value-type="float">
            <text:p>2.456.803</text:p>
          </table:table-cell>
          <table:table-cell office:value-type="float" office:value="253392" calcext:value-type="float">
            <text:p>253.392</text:p>
          </table:table-cell>
          <table:table-cell office:value-type="float" office:value="4175" calcext:value-type="float">
            <text:p>4.175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17" calcext:value-type="float">
            <text:p>3.40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6296" calcext:value-type="float">
            <text:p>6.296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17" calcext:value-type="float">
            <text:p>4.250.017</text:p>
          </table:table-cell>
          <table:table-cell office:value-type="float" office:value="393213" calcext:value-type="float">
            <text:p>393.213</text:p>
          </table:table-cell>
          <table:table-cell office:value-type="float" office:value="6706" calcext:value-type="float">
            <text:p>6.706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588" calcext:value-type="float">
            <text:p>5.213.588</text:p>
          </table:table-cell>
          <table:table-cell office:value-type="float" office:value="506784" calcext:value-type="float">
            <text:p>506.784</text:p>
          </table:table-cell>
          <table:table-cell office:value-type="float" office:value="8535" calcext:value-type="float">
            <text:p>8.535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588" calcext:value-type="float">
            <text:p>6.213.588</text:p>
          </table:table-cell>
          <table:table-cell office:value-type="float" office:value="656783" calcext:value-type="float">
            <text:p>656.783</text:p>
          </table:table-cell>
          <table:table-cell office:value-type="float" office:value="11044" calcext:value-type="float">
            <text:p>11.044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18" calcext:value-type="float">
            <text:p>7.2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12608" calcext:value-type="float">
            <text:p>12.608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18" calcext:value-type="float">
            <text:p>8.1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13192" calcext:value-type="float">
            <text:p>13.192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C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18" calcext:value-type="float">
            <text:p>9.000.018</text:p>
          </table:table-cell>
          <table:table-cell office:value-type="float" office:value="786428" calcext:value-type="float">
            <text:p>786.428</text:p>
          </table:table-cell>
          <table:table-cell office:value-type="float" office:value="13653" calcext:value-type="float">
            <text:p>13.65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50000" calcext:value-type="float">
            <text:p>50.000</text:p>
          </table:table-cell>
          <table:table-cell office:value-type="float" office:value="750028" calcext:value-type="float">
            <text:p>750.028</text:p>
          </table:table-cell>
          <table:table-cell office:value-type="float" office:value="173297" calcext:value-type="float">
            <text:p>173.297</text:p>
          </table:table-cell>
          <table:table-cell office:value-type="float" office:value="1512" calcext:value-type="float">
            <text:p>1.512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600030" calcext:value-type="float">
            <text:p>1.600.030</text:p>
          </table:table-cell>
          <table:table-cell office:value-type="float" office:value="346601" calcext:value-type="float">
            <text:p>346.601</text:p>
          </table:table-cell>
          <table:table-cell office:value-type="float" office:value="3063" calcext:value-type="float">
            <text:p>3.06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150000" calcext:value-type="float">
            <text:p>150.000</text:p>
          </table:table-cell>
          <table:table-cell office:value-type="float" office:value="2456820" calcext:value-type="float">
            <text:p>2.456.820</text:p>
          </table:table-cell>
          <table:table-cell office:value-type="float" office:value="478391" calcext:value-type="float">
            <text:p>478.391</text:p>
          </table:table-cell>
          <table:table-cell office:value-type="float" office:value="4214" calcext:value-type="float">
            <text:p>4.214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200000" calcext:value-type="float">
            <text:p>200.000</text:p>
          </table:table-cell>
          <table:table-cell office:value-type="float" office:value="3400032" calcext:value-type="float">
            <text:p>3.400.032</text:p>
          </table:table-cell>
          <table:table-cell office:value-type="float" office:value="693210" calcext:value-type="float">
            <text:p>693.210</text:p>
          </table:table-cell>
          <table:table-cell office:value-type="float" office:value="6287" calcext:value-type="float">
            <text:p>6.287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250000" calcext:value-type="float">
            <text:p>250.000</text:p>
          </table:table-cell>
          <table:table-cell office:value-type="float" office:value="4250032" calcext:value-type="float">
            <text:p>4.250.032</text:p>
          </table:table-cell>
          <table:table-cell office:value-type="float" office:value="768210" calcext:value-type="float">
            <text:p>768.210</text:p>
          </table:table-cell>
          <table:table-cell office:value-type="float" office:value="6773" calcext:value-type="float">
            <text:p>6.77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300000" calcext:value-type="float">
            <text:p>300.000</text:p>
          </table:table-cell>
          <table:table-cell office:value-type="float" office:value="5213606" calcext:value-type="float">
            <text:p>5.213.606</text:p>
          </table:table-cell>
          <table:table-cell office:value-type="float" office:value="956783" calcext:value-type="float">
            <text:p>956.783</text:p>
          </table:table-cell>
          <table:table-cell office:value-type="float" office:value="8815" calcext:value-type="float">
            <text:p>8.815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350000" calcext:value-type="float">
            <text:p>350.000</text:p>
          </table:table-cell>
          <table:table-cell office:value-type="float" office:value="6213606" calcext:value-type="float">
            <text:p>6.213.606</text:p>
          </table:table-cell>
          <table:table-cell office:value-type="float" office:value="1181783" calcext:value-type="float">
            <text:p>1.181.783</text:p>
          </table:table-cell>
          <table:table-cell office:value-type="float" office:value="10519" calcext:value-type="float">
            <text:p>10.519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400000" calcext:value-type="float">
            <text:p>400.000</text:p>
          </table:table-cell>
          <table:table-cell office:value-type="float" office:value="7200034" calcext:value-type="float">
            <text:p>7.200.034</text:p>
          </table:table-cell>
          <table:table-cell office:value-type="float" office:value="1386426" calcext:value-type="float">
            <text:p>1.386.426</text:p>
          </table:table-cell>
          <table:table-cell office:value-type="float" office:value="12726" calcext:value-type="float">
            <text:p>12.726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450000" calcext:value-type="float">
            <text:p>450.000</text:p>
          </table:table-cell>
          <table:table-cell office:value-type="float" office:value="8100034" calcext:value-type="float">
            <text:p>8.100.034</text:p>
          </table:table-cell>
          <table:table-cell office:value-type="float" office:value="1461426" calcext:value-type="float">
            <text:p>1.461.426</text:p>
          </table:table-cell>
          <table:table-cell office:value-type="float" office:value="14210" calcext:value-type="float">
            <text:p>14.210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OrdD</text:p>
          </table:table-cell>
          <table:table-cell office:value-type="float" office:value="500000" calcext:value-type="float">
            <text:p>500.000</text:p>
          </table:table-cell>
          <table:table-cell office:value-type="float" office:value="9000034" calcext:value-type="float">
            <text:p>9.000.034</text:p>
          </table:table-cell>
          <table:table-cell office:value-type="float" office:value="1536426" calcext:value-type="float">
            <text:p>1.536.426</text:p>
          </table:table-cell>
          <table:table-cell office:value-type="float" office:value="14704" calcext:value-type="float">
            <text:p>14.704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50000" calcext:value-type="float">
            <text:p>50.000</text:p>
          </table:table-cell>
          <table:table-cell office:value-type="float" office:value="1044378" calcext:value-type="float">
            <text:p>1.044.378</text:p>
          </table:table-cell>
          <table:table-cell office:value-type="float" office:value="597707" calcext:value-type="float">
            <text:p>597.707</text:p>
          </table:table-cell>
          <table:table-cell office:value-type="float" office:value="4730" calcext:value-type="float">
            <text:p>4.730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2215356" calcext:value-type="float">
            <text:p>2.215.356</text:p>
          </table:table-cell>
          <table:table-cell office:value-type="float" office:value="1267413" calcext:value-type="float">
            <text:p>1.267.413</text:p>
          </table:table-cell>
          <table:table-cell office:value-type="float" office:value="9873" calcext:value-type="float">
            <text:p>9.87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150000" calcext:value-type="float">
            <text:p>150.000</text:p>
          </table:table-cell>
          <table:table-cell office:value-type="float" office:value="3504257" calcext:value-type="float">
            <text:p>3.504.257</text:p>
          </table:table-cell>
          <table:table-cell office:value-type="float" office:value="1955782" calcext:value-type="float">
            <text:p>1.955.782</text:p>
          </table:table-cell>
          <table:table-cell office:value-type="float" office:value="15691" calcext:value-type="float">
            <text:p>15.691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200000" calcext:value-type="float">
            <text:p>200.000</text:p>
          </table:table-cell>
          <table:table-cell office:value-type="float" office:value="4705000" calcext:value-type="float">
            <text:p>4.705.000</text:p>
          </table:table-cell>
          <table:table-cell office:value-type="float" office:value="2670256" calcext:value-type="float">
            <text:p>2.670.256</text:p>
          </table:table-cell>
          <table:table-cell office:value-type="float" office:value="21929" calcext:value-type="float">
            <text:p>21.929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250000" calcext:value-type="float">
            <text:p>250.000</text:p>
          </table:table-cell>
          <table:table-cell office:value-type="float" office:value="5997228" calcext:value-type="float">
            <text:p>5.997.228</text:p>
          </table:table-cell>
          <table:table-cell office:value-type="float" office:value="3399171" calcext:value-type="float">
            <text:p>3.399.171</text:p>
          </table:table-cell>
          <table:table-cell office:value-type="float" office:value="26015" calcext:value-type="float">
            <text:p>26.015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300000" calcext:value-type="float">
            <text:p>300.000</text:p>
          </table:table-cell>
          <table:table-cell office:value-type="float" office:value="7356004" calcext:value-type="float">
            <text:p>7.356.004</text:p>
          </table:table-cell>
          <table:table-cell office:value-type="float" office:value="4127418" calcext:value-type="float">
            <text:p>4.127.418</text:p>
          </table:table-cell>
          <table:table-cell office:value-type="float" office:value="33090" calcext:value-type="float">
            <text:p>33.090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350000" calcext:value-type="float">
            <text:p>350.000</text:p>
          </table:table-cell>
          <table:table-cell office:value-type="float" office:value="8660197" calcext:value-type="float">
            <text:p>8.660.197</text:p>
          </table:table-cell>
          <table:table-cell office:value-type="float" office:value="4870711" calcext:value-type="float">
            <text:p>4.870.711</text:p>
          </table:table-cell>
          <table:table-cell office:value-type="float" office:value="39143" calcext:value-type="float">
            <text:p>39.143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400000" calcext:value-type="float">
            <text:p>400.000</text:p>
          </table:table-cell>
          <table:table-cell office:value-type="float" office:value="9988033" calcext:value-type="float">
            <text:p>9.988.033</text:p>
          </table:table-cell>
          <table:table-cell office:value-type="float" office:value="5616945" calcext:value-type="float">
            <text:p>5.616.945</text:p>
          </table:table-cell>
          <table:table-cell office:value-type="float" office:value="42446" calcext:value-type="float">
            <text:p>42.446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450000" calcext:value-type="float">
            <text:p>450.000</text:p>
          </table:table-cell>
          <table:table-cell office:value-type="float" office:value="11374172" calcext:value-type="float">
            <text:p>11.374.172</text:p>
          </table:table-cell>
          <table:table-cell office:value-type="float" office:value="6368042" calcext:value-type="float">
            <text:p>6.368.042</text:p>
          </table:table-cell>
          <table:table-cell office:value-type="float" office:value="48119" calcext:value-type="float">
            <text:p>48.119</text:p>
          </table:table-cell>
        </table:table-row>
        <table:table-row table:style-name="ro2">
          <table:table-cell office:value-type="string" calcext:value-type="string">
            <text:p>QNR</text:p>
          </table:table-cell>
          <table:table-cell office:value-type="string" calcext:value-type="string">
            <text:p>Ale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2745310" calcext:value-type="float">
            <text:p>12.745.310</text:p>
          </table:table-cell>
          <table:table-cell office:value-type="float" office:value="7133625" calcext:value-type="float">
            <text:p>7.133.625</text:p>
          </table:table-cell>
          <table:table-cell office:value-type="float" office:value="53837" calcext:value-type="float">
            <text:p>53.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23:13:33.977000000</dc:date>
    <meta:editing-duration>PT1M37S</meta:editing-duration>
    <meta:editing-cycles>1</meta:editing-cycles>
    <meta:document-statistic meta:table-count="1" meta:cell-count="1266" meta:object-count="0"/>
    <meta:generator>LibreOffice/6.2.3.2$Windows_X86_64 LibreOffice_project/aecc05fe267cc68dde00352a451aa867b3b546ac</meta:generator>
  </office:meta>
</office:document-meta>
</file>